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deoConvert Buildout</text:h>
      <text:p text:style-name="P1"/>
      <text:h text:style-name="P3" text:outline-level="2">Arquitetura</text:h>
      <text:p text:style-name="Text_20_body"><text:span text:style-name="T1">Como pode ser visto no pacote nsi.videoconvert o sistema consiste em um webservice (xmlrpc) hostiado por padrão na porta 8080 na url </text:span><text:a xlink:type="simple" xlink:href="http://localhost:8080/xmlrpc"><text:span text:style-name="T1">http://usuario:senha@localhost:8080/xmlrpc</text:span></text:a><text:span text:style-name="T1">.</text:span></text:p>
      <text:p text:style-name="P2">O serviço contém uma função “convert” que é reponsável pela conversão do vídeo. Ela recebe um vídeo devidamente codificado com base 64, converte o mesmo para formato ogm, guarda no SAM (Sistema de Armazenamento Distribuído) <text:s/>e retorna <text:s/>chave em que ele se encontra no SAM para o usuário acessá-lo.</text:p>
      <text:p text:style-name="P2">O vídeo deve ser codificado em base 64 porque o banco usado no SAM (Redis) teria problemas com a codificação da string.</text:p>
      <text:h text:style-name="P3" text:outline-level="2">Bibliotecas</text:h>
      <text:p text:style-name="P2">- Cyclone</text:p>
      <text:p text:style-name="P2">Cyclone é um fork do Tornado, um webserver criado originalmente pelo FriendFeed, que foi comprado pelo Facebook mais tarde e teve seu código aberto. É baseado no Twisted e tem suporte a bancos noSQL, como MongoDB e Redis, XMLRPC e JsonRPC, além de um cliente HTTP assíncrono.</text:p>
      <text:p text:style-name="P2">- txredisapi</text:p>
      <text:p text:style-name="P2">É uma API que promove acesso assíncrono ao banco de dados Redis, feita em cima do Twisted.</text:p>
      <text:p text:style-name="P2">- nsi.multimedia</text:p>
      <text:p text:style-name="P2">API criada pelo próprio NSI para fazer converter qual vídeo para o formato ogm.</text:p>
      <text:h text:style-name="P3" text:outline-level="2">Instalação</text:h>
      <text:p text:style-name="P2">Assumindo que o SAM já está devidamente instalado e iniciado na máquina, criar um ambiente virtual usando Python 2.6 e sem a opção no-site-packages e com o mesmo ativado executar “make” na pasta do buildout.</text:p>
      <text:h text:style-name="P3" text:outline-level="2">Executando</text:h>
      <text:p text:style-name="P2">Na pasta do buildout do SAM, executar: “bin/samctl start”, adicionar um usuário para o VideoConvert com: “bin/add-user.py video convert” e na pasta do buildout do VideoConvert executar: “bin/videoconvert_ctl start”. Tudo deverá estar funcionando normalmente (caso contrário me mande um e-mail). </text:p>
      <text:h text:style-name="P3" text:outline-level="2">Rodando os testes</text:h>
      <text:p text:style-name="P2">Com o SAM em execução, adicionar o usuário “video”, com senha “convert” nele utilizando: “bin/add-user.py video convert”. Depois na raiz do buildout do VideoConvert executar: “make test”.</text:p>
      <text:h text:style-name="P3" text:outline-level="2">Consumindo o serviço manualmente (usando Python)</text:h>
      <text:p text:style-name="P2">Com os dois serviços devidamente iniciados (SAM e VideoConvert), abrir um terminal Python. Da biblioteca “xmlrpclib” importar a classe “Server” e da classe “base64” importar “b64encode” e “decodestring”. </text:p>
      <text:p text:style-name="Text_20_body"><text:soft-page-break/><text:span text:style-name="T1">Criar uma instância da classe “Server”, passando como parâmetro o endereço do serviço (</text:span><text:a xlink:type="simple" xlink:href="http://video:convert@localhost:8080/xmlrpc"><text:span text:style-name="T1">http://video:convert@localhost:8080/xmlrpc</text:span></text:a><text:span text:style-name="T1">, e lembrar de adicionar o usuário) . Ler um arquivo de vídeo do disco e codifiça-lo usando a função “b64encode”. Chamar a função “convert” do objeto criada anteriormente passando como parâmetro o vídeo codificado em base 64. A função retornará um uid (id único).</text:span></text:p>
      <text:p text:style-name="Text_20_body"><text:span text:style-name="T1">Para buscar o vídeo convertido no SAM, criar outra instância da classe “Server”. Dessa vez passar como parâmetro a url “</text:span><text:a xlink:type="simple" xlink:href="http://video:convert@localhost:8888/xmlrpc"><text:span text:style-name="T1">http://video:convert@localhost:8888/xmlrpc</text:span></text:a><text:span text:style-name="T1">” (lembrar de adicionar o usuário). Chamar a função “get” do objeto criado passando o “uid” obtido anteriormente. Será retornado um dicionário como string, que deve ser parseado usando a função “eval”. </text:span></text:p>
      <text:p text:style-name="P2">Para conferir se o vídeo está sem problemas basta acessar a chave “data” desse dicinário, usar a função “decodestring” e então salvar o conteúdo da variável em algum arquivo com: open('destino.ogm').write(video_decodificado).</text:p>
      <text:h text:style-name="P3" text:outline-level="2">Problemas</text:h>
      <text:p text:style-name="P2">A atual implementação apresenta um problema. O servidor (Cyclone) só consegue atender 1 cliente por vez. Até que o vídeo que o tal cliente submeteu seja convertido, o serviço fica totalmente parado.</text:p>
      <text:p text:style-name="P2">A solução seria transformar o serviço em 3: um recebe o vídeo do cliente e colocá-o em um serviço de fila que guarda os vídeos a serem convertidos e retorna um ID da conversão. Essa fila é verificada por slaves que pegarão os vídeos na fila para converterem. Após a conversão o vídeo será arquivado no SAM e o UID onde ele se encontra colocado em uma outra fila, dessa vez de vídeos prontos, juntos de seu ID. <text:s/>O cliente então chamaria uma função no servidor para o qual enviou o vídeo para saber se o vídeo já foi convertido, passando o ID da conversão. Caso o vídeo esteja pronto o servidor retorna o UID do mesmo para o usuário, caso contrário retorna 0.</text:p>
      <text:p text:style-name="P2">Dessa maneira o serviço se tornará infinitamente escalável, bastanto apenas aumentar o número de slav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las Camata</meta:initial-creator>
    <meta:creation-date>2010-09-08T21:18:19</meta:creation-date>
    <dc:date>2010-09-10T11:30:33</dc:date>
    <dc:creator>Douglas Camata</dc:creator>
    <meta:editing-duration>PT00H40M39S</meta:editing-duration>
    <meta:editing-cycles>6</meta:editing-cycles>
    <meta:generator>OpenOffice.org/3.2$Unix OpenOffice.org_project/320m12$Build-9483</meta:generator>
    <meta:document-statistic meta:table-count="0" meta:image-count="0" meta:object-count="0" meta:page-count="2" meta:paragraph-count="27" meta:word-count="660" meta:character-count="4043"/>
  </office:meta>
</office:document-meta>
</file>